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829000004450CC4F751.png"/>
  <manifest:file-entry manifest:media-type="image/png" manifest:full-path="Pictures/10000201000000C900000069D8B5756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Bitstream Vera Sans1" svg:font-family="'Bitstream Vera Sans'" style:font-pitch="variable"/>
    <style:font-face style:name="Mincho" svg:font-family="Mincho" style:font-pitch="variable"/>
    <style:font-face style:name="Nimbus Mono L1" svg:font-family="'Nimbus Mono L'" style:font-adornments="Negrita"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Standard">
      <style:text-properties style:font-name="Nimbus Roman No9 L1" fo:font-size="10.5pt" style:font-size-asian="10.5pt" style:font-size-complex="10.5pt"/>
    </style:style>
    <style:style style:name="P3"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P4"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P5" style:family="paragraph" style:parent-style-name="Standard">
      <style:paragraph-properties fo:margin-left="0cm" fo:margin-right="0cm" fo:text-align="justify" style:justify-single-word="false" fo:text-indent="0cm" style:auto-text-indent="true"/>
    </style:style>
    <style:style style:name="P6" style:family="paragraph" style:parent-style-name="Standard">
      <style:paragraph-properties fo:margin-left="0cm" fo:margin-right="0cm" fo:text-align="justify" style:justify-single-word="false" fo:text-indent="0cm" style:auto-text-indent="true"/>
      <style:text-properties fo:font-style="italic" style:font-style-asian="italic" style:font-style-complex="italic"/>
    </style:style>
    <style:style style:name="P7" style:family="paragraph" style:parent-style-name="Standard">
      <style:paragraph-properties fo:margin-left="0cm" fo:margin-right="0cm" fo:text-align="justify" style:justify-single-word="false" fo:text-indent="0cm" style:auto-text-indent="true"/>
      <style:text-properties style:font-name="Nimbus Roman No9 L1" fo:font-size="10.5pt" style:font-size-asian="10.5pt" style:font-size-complex="10.5pt"/>
    </style:style>
    <style:style style:name="P8" style:family="paragraph" style:parent-style-name="Standard">
      <style:paragraph-properties fo:margin-left="1.695cm" fo:margin-right="0cm" fo:text-align="justify" style:justify-single-word="false" fo:text-indent="0cm" style:auto-text-indent="true">
        <style:tab-stops>
          <style:tab-stop style:position="6.332cm" style:leader-style="dotted" style:leader-text="."/>
          <style:tab-stop style:position="8.77cm" style:type="right"/>
        </style:tab-stops>
      </style:paragraph-properties>
    </style:style>
    <style:style style:name="P9" style:family="paragraph" style:parent-style-name="Standard" style:master-page-name="iglues_5f_0_20_blanca">
      <style:paragraph-properties style:page-number="auto"/>
    </style:style>
    <style:style style:name="P10" style:family="paragraph" style:parent-style-name="Title" style:master-page-name="iglues_5f_1_20_Portadilla">
      <style:paragraph-properties style:page-number="auto"/>
    </style:style>
    <style:style style:name="P11" style:family="paragraph" style:parent-style-name="Title" style:master-page-name="iglues_5f_2_20_Capitulo_20_-_20_primera_20_pagina">
      <style:paragraph-properties style:page-number="auto"/>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Nimbus Roman No9 L1" style:font-name-asian="Nimbus Roman No9 L1" style:font-name-complex="Nimbus Roman No9 L1"/>
    </style:style>
    <style:style style:name="T3" style:family="text">
      <style:text-properties style:font-name="Nimbus Roman No9 L1" fo:font-size="14pt" style:font-name-asian="Nimbus Roman No9 L1" style:font-size-asian="14pt" style:font-name-complex="Nimbus Roman No9 L1" style:font-size-complex="14pt"/>
    </style:style>
    <style:style style:name="T4" style:family="text">
      <style:text-properties style:font-name="Nimbus Roman No9 L1" fo:font-size="10.5pt" style:font-name-asian="Nimbus Roman No9 L1" style:font-size-asian="10.5pt" style:font-name-complex="Nimbus Roman No9 L1" style:font-size-complex="10.5pt"/>
    </style:style>
    <style:style style:name="T5" style:family="text">
      <style:text-properties fo:font-size="10.5pt" style:font-size-asian="10.5pt" style:font-size-complex="10.5pt"/>
    </style:style>
    <style:style style:name="T6" style:family="text">
      <style:text-properties fo:font-style="italic" style:font-style-asian="italic" style:font-style-complex="italic"/>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title>Programas libres para PYMES</text:title></text:p>
      <text:p text:style-name="Subtitle"><text:subject>Una alternativa económica y de calidad</text:subject></text:p>
      <text:p text:style-name="Standard"/>
      <text:p text:style-name="Signature"><text:user-defined text:name="Info 1">Pablo Braulio</text:user-defined></text:p>
      <text:p text:style-name="Standard"/>
      <text:p text:style-name="Standard"/>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Centrado">Este artículo puede ser copiado y distribuido en las condiciones de la licencia GNU para documentación libre, GFDL (http://www.gnu.org/copyleft/fdl.html)</text:p>
      <text:p text:style-name="P9"/>
      <text:p text:style-name="Standard"/>
      <text:p text:style-name="Standard"/>
      <text:p text:style-name="P11"><text:title>Programas libres para PYMES</text:title></text:p>
      <text:p text:style-name="Subtitle"><text:subject>Una alternativa económica y de calidad</text:subject></text:p>
      <text:p text:style-name="Signature"><text:user-defined text:name="Info 1">Pablo Braulio</text:user-defined></text:p>
      <text:p text:style-name="Standard"/>
      <text:p text:style-name="P5">Desde que aparecieron los ordenadores en el mundo empresarial, se han convertido en una herramienta imprescindible para las tareas habituales de las empresas. Con estos realizamos tareas de contabilidad, facturación, fabricación, producción, nóminas, etc. Todo lo que tenga que ver con el tratamiento de información suele ir asociado a un ordenador o a un sistema de información (redes de ordenadores).</text:p>
      <text:p text:style-name="P5">Hoy en día, gracias a estás máquinas, los departamentos de las empresas son capaces de realizar un número mayor de tareas empleando menos personal, que cuando todo era realizado de modo manual. </text:p>
      <text:p text:style-name="P5">El empleo de tecnologías de las comunicaciones y tratamiento de la información en el mundo empresarial, permite tener un mayor control sobre todos los procedimientos necesarios para la obtención de beneficios.</text:p>
      <text:p text:style-name="P5">Pensemos en las grandes empresas que cada mes emiten cientos de facturas, reciben y contabilizan otros cientos de facturas de proveedores, tienen sistemas de control de la calidad de fabricación de sus productos, etc. Para hacer todo esto, sin contar con un sistema de información automatizado, necesitarían multiplicar su plantilla por diez o mas. No cabe duda de que es mas barato y mas productivo invertir en un sistema de información que en multiplicar la plantilla. Por supuesto, contando con personal cualificado para su manejo.</text:p>
      <text:p text:style-name="P5">Pero todo esto tiene un coste. Habitualmente muy elevado. </text:p>
      <text:p text:style-name="P5">Puede que una industria, que inicia su actividad con un gran capital social, pueda permitirse la inversión en un buen sistema de información, adquirir licencias de sistemas operativos, software de gestión y producción, antivirus, etc. Pero, ¿que <text:soft-page-break/>ocurre con una PYME?. La respuesta es simple. Para una PYME esto supone una gran carga.</text:p>
      <text:p text:style-name="P5">Supongamos el caso de una pequeña empresa (gestoría o despacho profesional, por ejemplo) que sólo necesita para crear su sistema de información, la adquisición de unos pocos equipos (estimemos 5 equipos), con su sistema operativo correspondiente en cada uno de ellos, sus antivirus, su software de ofimática y un software para la contabilidad y facturación. Veamos un detalle del coste:</text:p>
      <text:p text:style-name="P5"/>
      <text:p text:style-name="P5"/>
      <text:p text:style-name="P8">S.O. Windows XP Professional:<text:tab/><text:tab/>300,00 €</text:p>
      <text:p text:style-name="P8">Microsoft Office:<text:tab/><text:tab/>400,00 €</text:p>
      <text:p text:style-name="P8">Antivirus (1 año):<text:tab/><text:tab/>35,00 €</text:p>
      <text:p text:style-name="P8">otros programas (...)<text:tab/><text:tab/>sin estimar</text:p>
      <text:p text:style-name="P8">Total <text:note text:id="ftn1" text:note-class="footnote"><text:note-citation text:label="(*)">(*)</text:note-citation><text:note-body><text:p text:style-name="Footnote"><text:s/><text:span text:style-name="T5">Estimación aproximada según precios en grandes almacenes.</text:span></text:p></text:note-body></text:note><text:tab/><text:tab/>735,00 €</text:p>
      <text:p text:style-name="P5"/>
      <text:p text:style-name="P5">Si multiplicamos esta cifra por cada uno de los equipos y le añadimos unos 500,00 € (considerando los de gama mas barata) para adquirir el software de contabilidad y facturación, nos haremos una idea de cual es el importe que debemos gastar. Puede que muchos piensen que esto es lo que hay, y se limiten a hacer lo que por desgracia hace todo el mundo: “no pagar ni una licencia o adquirir sólo una y emplearla para todos los equipos”. Esto es una temeridad totalmente innecesaria y están arriesgándose a ser sancionado por la BSA, por empleo de software propietario de modo ilegal.</text:p>
      <text:p text:style-name="P5">¿Totalmente innecesaria? Si, innecesaria. Existen alternativas libres, gratuitas y de más calidad. Estoy hablando del SOFTWARE LIBRE. Existen múltiples aplicaciones que se pueden emplear en empresas totalmente libres, es decir, se pueden descargar libremente de Internet, grabar en un cd y dárselo al vecino, ponerlo en todos los equipos, etc. Aplicaciones del tipo de sistemas operativos (gnu/linux), ofimática (openoffice), contabilidad y facturación (Bulmagés, Galopin, Facturalux, etc), antivirus, firewalls, clientes de correo, navegadores, etc.</text:p>
      <text:p text:style-name="P5">Esto puede parecer muy utópico, pero es una realidad que cada día está consiguiendo un mayor numero de usuarios. Pues se trata de una alternativa de mas calidad que las aplicaciones “propietarias”. Expliquemos esto.</text:p>
      <text:p text:style-name="P5"/>
      <text:p text:style-name="IGLUES._20_Capitulo_20_1"><text:soft-page-break/>PROGRAMAS DE CÓDIGO ABIERTO (OPEN SOURCE)</text:p>
      <text:p text:style-name="P5"/>
      <text:p text:style-name="P5">El software libre y los programas de “open source o código abierto”, se basan en compartir el conocimiento. Generalmente, las aplicaciones con licencia GPL (General Public Licence), ofrecen tanto los ejecutables o binarios para la instalación del programa, como el código fuente que lo forma. De ese modo el usuario puede emplear dicho software y si lo desea modificarlo a su gusto, corregir errores, etc. Ahí es donde radica el secreto para conseguir un software de calidad. Que todo el mundo pueda tener acceso al código fuente. De ese modo un software libre, cuyo código ha sido creado, probado y testeado por miles de usuarios o programadores, siempre será de mayor calidad que otro fabricado por una empresa con varias docenas de informáticos cuya finalidad es que sus clientes le paguen por las licencias de uso y por las actualizaciones.</text:p>
      <text:p text:style-name="P6">“Vale, yo no tengo ni idea de informática y no entiendo el código por mucho que lo mire. ¿Que tiene esto de bueno para mi empresa, o de que me puedo aprovechar?”. </text:p>
      <text:p text:style-name="P5">Todo son ventajas. Si en la empresa se dispone de un informático que sea capaz de entender el código, podría modificarlo y adaptarlo a sus necesidades. Podría incluso, publicar las modificaciones que hace y los demás usuarios gratuitamente al verlo le ayudarían en corregir errores o aconsejarle. Todo esto gratis, con el único coste del tiempo empleado para ello. Pero eso si, también los demás usuarios se aprovecharían del trabajo hecho, y eso es lo bueno, el compartir los conocimientos.</text:p>
      <text:p text:style-name="P5"><text:span text:style-name="T6">“¿Pero y si no tengo a nadie que pueda hacer esto?”.</text:span> Pues no ocurre nada. Todo el mundo puede colaborar en lo que sepa hacer. Unos programan, otros lo usan y reportan errores, otros proponen mejoras. Para que una buena aplicación de contabilidad funcione y sea efectiva, no sólo se necesita de programadores que sepan “picar” el código fuente, sino también se necesita a usuarios, contables y demás gente que aporte ideas y sugerencias.</text:p>
      <text:p text:style-name="P5"><text:span text:style-name="T6">“¿Y porque esto es gratis?”. </text:span>Es muy simple, para que la gente se anime a usarla y conseguir colaboración, que es lo que hace que esto sea efectivo. Lógicamente si usted quiere una utilidad muy concreta, o que el software realice algo muy especifico para su empresa, eso nadie se lo va a hacer gratuitamente. Todos sabemos que a nadie le gusta trabajar por amor al arte. Pero si se trata de alguna modificación que aporte valor al software o sea de interés general es muy fácil que la comunidad colabore.</text:p>
      <text:p text:style-name="P5"><text:span text:style-name="T6">“¿Pero como puede mi empresa confiar en la efectividad de un software o sistema </text:span><text:soft-page-break/><text:span text:style-name="T6">operativo al cual ninguna empresa ofrece soporte técnico?”</text:span>. Normalmente no hay empresas que den soporte técnico en los programas de software libre. Esto lo hace la “comunidad de usuarios”, y es totalmente efectivo. Pues a todos nos interesa que funcione para no tener que renunciar a su uso y volver a aplicaciones “propietarias”. Aunque realmente si que hay empresas que dan soporte a software libre. Actualmente empresas de renombre mundial como NOVELL, IBM, SUN MICROSYSTEMS, etc. desarrollan sistemas operativos y software, basados en software libre y código abierto.</text:p>
      <text:p text:style-name="P5">Respecto a la contabilidad y facturación para PYMES, en la asociación IGLUES (Iniciativa de Gestión Libre Universal para Empresas y Sociedades), disponemos de varias aplicaciones para la realización de estas tareas. Bulmacont y Bulmaweb (para contabilidad) y Bulmafact y Galopin (para facturación). Aunque este último no es plenamente de nuestra asociación, pero se colabora entre ellos.</text:p>
      <text:p text:style-name="P5">Se pueden descargar libremente desde nuestra web (<text:a xlink:type="simple" xlink:href="http://www.iglues.org/">www.iglues.org</text:a>). </text:p>
      <text:p text:style-name="P5"><text:span text:style-name="T6">“Vale, ¿pero entonces que puedo hacer?”</text:span>. Después de todo lo dicho, no cabe ninguna duda que instalar gnu/linux como sistema operativo, openoffice como herramienta de ofimática, etc. reducirá costes de licencias de uso en su empresa y además se librará de los virus y dispondrá de mas seguridad en su sistema de información. (esto es otro tema, pero es verdad). Mejor será que emplease el dinero que destinaría al pago de las licencias de uso en software propietario, para la formación de usuarios o para la contratación de personal informático cualificado. Hasta puede que le resulte mas barato y seguro que mas provechoso.</text:p>
      <text:p text:style-name="P5">También tendría que valorar si necesita herramientas o software que no estén disponibles bajo sistemas operativos como gnu/linux. Por ejemplo, en el caso de Autocad para los arquitectos, pues en este caso se vería limitado para realizar sus tareas habituales. Lo mas recomendable sería emplear el mayor número de aplicaciones de software libre sin que le perjudique al correcto funcionamiento de su empresa.</text:p>
      <text:p text:style-name="P5">Desde IGLUES les animamos a que consideren esta alternativa libre, de calidad, viable y de menor coste económico para el tratamiento de la información de su empresa.</text:p>
      <text:p text:style-name="P5">Espero que haya sido de ayuda.</text:p>
      <text:p text:style-name="P7"/>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Bitstream Vera Sans1" svg:font-family="'Bitstream Vera Sans'" style:font-pitch="variable"/>
    <style:font-face style:name="Mincho" svg:font-family="Mincho" style:font-pitch="variable"/>
    <style:font-face style:name="Nimbus Mono L1" svg:font-family="'Nimbus Mono L'" style:font-adornments="Negrita"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Nimbus Roman No9 L" fo:font-size="12pt" fo:language="es" fo:country="E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cm" fo:text-align="justify" style:justify-single-word="false" fo:hyphenation-ladder-count="3" fo:text-indent="0.499cm" style:auto-text-indent="true" style:page-number="auto"/>
      <style:text-properties fo:font-size="10.5pt" fo:hyphenate="true" fo:hyphenation-remain-char-count="3" fo:hyphenation-push-char-count="2"/>
    </style:style>
    <style:style style:name="Text_20_body" style:display-name="Text body" style:family="paragraph" style:parent-style-name="Standard" style:class="text">
      <style:paragraph-properties fo:margin-top="0cm" fo:margin-bottom="0.212cm" style:register-true="true"/>
    </style:style>
    <style:style style:name="Signature" style:family="paragraph" style:parent-style-name="Standard" style:class="text">
      <style:paragraph-properties fo:margin-left="0cm" fo:margin-right="0cm" fo:text-align="center" style:justify-single-word="false" fo:text-indent="0cm" style:auto-text-indent="false" text:number-lines="false" text:line-number="0"/>
      <style:text-properties fo:font-variant="small-caps" fo:font-size="14pt" fo:font-style="italic"/>
    </style:style>
    <style:style style:name="List_20_Indent" style:display-name="List Indent" style:family="paragraph" style:parent-style-name="Text_20_body" style:class="text">
      <style:paragraph-properties fo:margin-left="5.001cm" fo:margin-right="0cm" style:register-true="tru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master-page-name="">
      <style:paragraph-properties fo:margin-left="0cm" fo:margin-right="0cm" fo:text-align="center" style:justify-single-word="false" fo:hyphenation-ladder-count="3" fo:text-indent="0cm" style:auto-text-indent="false" style:page-number="auto"/>
      <style:text-properties fo:font-size="24pt" fo:font-weight="bold" style:font-size-asian="18pt" style:font-weight-asian="bold" style:font-size-complex="18pt" style:font-weight-complex="bold" fo:hyphenate="false" fo:hyphenation-remain-char-count="3" fo:hyphenation-push-char-count="2"/>
    </style:style>
    <style:style style:name="Subtitle" style:family="paragraph" style:parent-style-name="Heading" style:next-style-name="Text_20_body" style:class="chapter" style:master-page-name="">
      <style:paragraph-properties fo:margin-left="0cm" fo:margin-right="0cm" fo:text-align="center" style:justify-single-word="false" fo:hyphenation-ladder-count="3" fo:text-indent="0cm" style:auto-text-indent="false" style:page-number="auto"/>
      <style:text-properties fo:font-size="16pt" fo:font-style="normal" style:font-size-asian="14pt" style:font-style-asian="italic" style:font-size-complex="14pt" style:font-style-complex="italic" fo:hyphenate="false" fo:hyphenation-remain-char-count="3" fo:hyphenation-push-char-count="2"/>
    </style:style>
    <style:style style:name="IGLUES._20_Capitulo_20_1" style:display-name="IGLUES. Capitulo 1" style:family="paragraph" style:parent-style-name="Standard" style:master-page-name="">
      <style:paragraph-properties fo:margin-left="0cm" fo:margin-right="0cm" fo:margin-top="0cm" fo:margin-bottom="0cm" fo:text-align="start" style:justify-single-word="false" fo:keep-together="always" fo:hyphenation-ladder-count="3" style:register-true="false" fo:text-indent="0cm" style:auto-text-indent="false" style:page-number="auto" fo:break-before="auto" fo:break-after="auto" fo:background-color="transparent">
        <style:tab-stops/>
        <style:background-image/>
      </style:paragraph-properties>
      <style:text-properties fo:color="#000080" fo:font-size="12pt" fo:font-weight="bold" fo:hyphenate="false" fo:hyphenation-remain-char-count="3" fo:hyphenation-push-char-count="2"/>
    </style:style>
    <style:style style:name="IGLUES._20_Lista" style:display-name="IGLUES. Lista" style:family="paragraph" style:parent-style-name="Standard" style:master-page-name="">
      <style:paragraph-properties fo:margin-left="0.499cm" fo:margin-right="0cm" fo:hyphenation-ladder-count="3" style:register-true="false" fo:text-indent="0cm" style:auto-text-indent="false" style:page-number="auto"/>
      <style:text-properties fo:hyphenate="true" fo:hyphenation-remain-char-count="3" fo:hyphenation-push-char-count="2"/>
    </style:style>
    <style:style style:name="IGLUES._20_Parrafo" style:display-name="IGLUES. Parrafo" style:family="paragraph" style:parent-style-name="Standard">
      <style:paragraph-properties style:register-true="false"/>
    </style:style>
    <style:style style:name="Default_7e_LT_7e_Untertitel" style:display-name="Default~LT~Untertitel" style:family="paragraph" style:parent-style-name="Standard">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Default_7e_LT_7e_Gliederung_20_1" style:display-name="Default~LT~Gliederung 1" style:family="paragraph" style:parent-style-name="Standard">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IGLUES._20_Centrado" style:display-name="IGLUES. Centrado" style:family="paragraph" style:parent-style-name="IGLUES._20_Parrafo">
      <style:paragraph-properties fo:margin-left="0cm" fo:margin-right="0cm" fo:text-align="center" style:justify-single-word="false" fo:text-indent="0cm" style:auto-text-indent="false"/>
    </style:style>
    <style:style style:name="IGLUES._20_Capitulo_20_1.1" style:display-name="IGLUES. Capitulo 1.1" style:family="paragraph" style:parent-style-name="IGLUES._20_Capitulo_20_1">
      <style:text-properties fo:font-variant="small-caps" fo:font-style="italic" fo:font-weight="normal"/>
    </style:style>
    <style:style style:name="IGLUES._20_Capitulo_20_1.1.1" style:display-name="IGLUES. Capitulo 1.1.1" style:family="paragraph" style:parent-style-name="IGLUES._20_Capitulo_20_1.1">
      <style:text-properties fo:font-variant="normal" fo:text-transform="none" fo:font-size="10.5pt" fo:font-style="normal"/>
    </style:style>
    <style:style style:name="IGLUES._20_Bibliografia" style:display-name="IGLUES. Bibliografia" style:family="paragraph" style:parent-style-name="IGLUES._20_Lista" style:master-page-name="">
      <style:paragraph-properties fo:margin-left="0.499cm" fo:margin-right="0cm" fo:text-align="start" style:justify-single-word="false" fo:hyphenation-ladder-count="3" fo:text-indent="-0.499cm" style:auto-text-indent="false" style:page-number="auto">
        <style:tab-stops/>
      </style:paragraph-properties>
      <style:text-properties fo:hyphenate="false" fo:hyphenation-remain-char-count="3" fo:hyphenation-push-char-count="2"/>
    </style:style>
    <style:style style:name="IGLUES._20_Comandos" style:display-name="IGLUES. Comandos" style:family="paragraph" style:parent-style-name="IGLUES._20_Parrafo" style:next-style-name="IGLUES._20_Parrafo" style:master-page-name="">
      <style:paragraph-properties fo:margin-left="0.499cm" fo:margin-right="0.499cm" fo:text-align="start" style:justify-single-word="false" fo:hyphenation-ladder-count="3" fo:text-indent="0cm" style:auto-text-indent="false" style:page-number="auto" fo:background-color="transparent" fo:padding="0.049cm" fo:border="0.035cm solid #000080">
        <style:tab-stops/>
        <style:background-image/>
      </style:paragraph-properties>
      <style:text-properties style:font-name="Nimbus Mono L" fo:font-size="8pt" style:text-scale="85%" fo:hyphenate="false" fo:hyphenation-remain-char-count="3"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IGLUES._20_Comandos" style:display-name="IGLUES. Comandos" style:family="text">
      <style:text-properties fo:color="#000000" style:font-name="Nimbus Mono L1" fo:font-size="8pt" fo:font-weight="bold" fo:background-color="#e6e6ff" style:text-scale="85%"/>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MP2"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MP3"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MT1" style:family="text">
      <style:text-properties fo:font-size="12pt" fo:font-weight="bold" style:font-size-asian="12pt" style:font-weight-asian="bold" style:font-size-complex="12pt" style:font-weight-complex="bold"/>
    </style:style>
    <style:style style:name="MT2" style:family="text">
      <style:text-properties style:font-name="Nimbus Roman No9 L1" style:font-name-asian="Nimbus Roman No9 L1" style:font-name-complex="Nimbus Roman No9 L1"/>
    </style:style>
    <style:style style:name="MT3" style:family="text">
      <style:text-properties style:font-name="Nimbus Roman No9 L1" fo:font-size="14pt" style:font-name-asian="Nimbus Roman No9 L1" style:font-size-asian="14pt" style:font-name-complex="Nimbus Roman No9 L1" style:font-size-complex="14pt"/>
    </style:style>
    <style:style style:name="MT4" style:family="text">
      <style:text-properties style:font-name="Nimbus Roman No9 L1" fo:font-size="10.5pt" style:font-name-asian="Nimbus Roman No9 L1" style:font-size-asian="10.5pt" style:font-name-complex="Nimbus Roman No9 L1" style:font-size-complex="10.5pt"/>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M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header-footer-properties svg:height="4.999cm" fo:margin-left="0cm" fo:margin-right="0cm" fo:margin-top="0.499cm" style:dynamic-spacing="false"/>
      </style:footer-style>
    </style:page-layout>
    <style:page-layout style:name="Mpm3"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4" style:page-usage="mirrored">
      <style:page-layout-properties fo:page-width="16.251cm" fo:page-height="22.5cm" style:num-format="1" style:print-orientation="portrait" fo:margin-top="6.001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5" style:page-usage="mirrored">
      <style:page-layout-properties fo:page-width="16.251cm" fo:page-height="22.5cm" style:num-format="1" style:print-orientation="portrait" fo:margin-top="2cm" fo:margin-bottom="1.9cm" fo:margin-left="2cm" fo:margin-right="1.499cm" style:register-truth-ref-style-name="Text_20_body" style:writing-mode="lr-tb" style:footnote-max-height="0cm">
        <style:footnote-sep style:width="0.018cm" style:distance-before-sep="0.101cm" style:distance-after-sep="0.101cm" style:adjustment="left" style:rel-width="10%" style:color="#000000"/>
      </style:page-layout-properties>
      <style:header-style>
        <style:header-footer-properties svg:height="1.998cm" fo:margin-left="0cm" fo:margin-right="0cm" fo:margin-bottom="0.499cm" fo:border-top="none" fo:border-bottom="0.176cm solid #000080" fo:border-left="none" fo:border-right="none" fo:padding="0.049cm" style:dynamic-spacing="false"/>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glues_5f_1_20_Portadilla" style:display-name="iglues_1 Portadilla" style:page-layout-name="Mpm2">
      <style:footer>
        <text:p text:style-name="Footer"><draw:frame draw:style-name="Mfr1" draw:name="Marco1" text:anchor-type="paragraph" svg:x="0.399cm" svg:y="0cm" svg:width="11.668cm" svg:height="4.202cm" draw:z-index="1"><draw:text-box><text:p text:style-name="MP1"><draw:frame draw:style-name="Mfr2" draw:name="Imagen4" text:anchor-type="as-char" svg:width="6.706cm" svg:height="3.508cm" draw:z-index="2"><draw:image xlink:href="Pictures/1000020100000829000004450CC4F751.png" xlink:type="simple" xlink:show="embed" xlink:actuate="onLoad"/></draw:frame></text:p><text:p text:style-name="MP1">[<text:span text:style-name="MT1">I</text:span>niciativa de <text:span text:style-name="MT1">G</text:span>estión <text:span text:style-name="MT1">L</text:span>ibre y <text:span text:style-name="MT1">U</text:span>niversal para <text:span text:style-name="MT1">E</text:span>mpresas y <text:span text:style-name="MT1">S</text:span>ociedades]</text:p></draw:text-box></draw:frame></text:p>
      </style:footer>
    </style:master-page>
    <style:master-page style:name="iglues_5f_0_20_blanca" style:display-name="iglues_0 blanca" style:page-layout-name="Mpm3"/>
    <style:master-page style:name="iglues_5f_2_20_Capitulo_20_-_20_primera_20_pagina" style:display-name="iglues_2 Capitulo - primera pagina" style:page-layout-name="Mpm4" style:next-style-name="iglues_5f_3_20_Capitulo_20_-_20_recto-verso"/>
    <style:master-page style:name="iglues_5f_3_20_Capitulo_20_-_20_recto-verso" style:display-name="iglues_3 Capitulo - recto-verso" style:page-layout-name="Mpm5">
      <style:header>
        <text:p text:style-name="MP2"><draw:frame draw:style-name="Mfr3" draw:name="Imagen2" text:anchor-type="paragraph" svg:x="0.062cm" svg:y="0cm" svg:width="2.281cm" svg:height="1.191cm" draw:z-index="0"><draw:image xlink:href="Pictures/10000201000000C900000069D8B5756D.png" xlink:type="simple" xlink:show="embed" xlink:actuate="onLoad"/></draw:frame><text:title>Programas libres para PYMES</text:title><text:initial-creator/></text:p>
        <text:p text:style-name="MP2"><text:span text:style-name="MT2"><text:tab/>—</text:span> <text:initial-creator/><text:user-defined text:name="Info 1">Pablo Braulio</text:user-defined> <text:span text:style-name="MT2">—<text:tab/></text:span><text:span text:style-name="MT3"><text:page-number text:select-page="current">6</text:page-number></text:span></text:p>
      </style:header>
      <style:header-left>
        <text:p text:style-name="MP3"><draw:frame draw:style-name="Mfr3" draw:name="Imagen1" text:anchor-type="paragraph" svg:x="10.273cm" svg:y="0cm" svg:width="2.408cm" svg:height="1.258cm" draw:z-index="3"><draw:image xlink:href="Pictures/10000201000000C900000069D8B5756D.png" xlink:type="simple" xlink:show="embed" xlink:actuate="onLoad"/></draw:frame><text:span text:style-name="MT4"><text:title>Programas libres para PYMES</text:title></text:span><text:span text:style-name="MT3"><text:initial-creator/></text:span></text:p>
        <text:p text:style-name="MP3"><text:span text:style-name="MT3"><text:page-number text:select-page="current">6</text:page-number></text:span><text:span text:style-name="MT2"><text:tab/>—</text:span> <text:initial-creator/><text:user-defined text:name="Info 1">Pablo Braulio</text:user-defined> <text:span text:style-name="MT2">—<text:tab/></text:span></text:p>
      </style:header-left>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Programas libres para PYMES</dc:title>
    <dc:subject>Una alternativa económica y de calidad</dc:subject>
    <meta:creation-date>2005-02-21T20:02:31</meta:creation-date>
    <dc:date>2005-03-09T11:49:20</dc:date>
    <dc:language>es-ES</dc:language>
    <meta:editing-cycles>8</meta:editing-cycles>
    <meta:editing-duration>PT5M51S</meta:editing-duration>
    <meta:document-statistic meta:character-count="8723" meta:image-count="3" meta:object-count="0" meta:page-count="7" meta:paragraph-count="70" meta:table-count="0" meta:word-count="1388"/>
    <meta:user-defined meta:name="Info 1">Pablo Braulio</meta:user-defined>
    <meta:user-defined meta:name="Info 2"/>
    <meta:user-defined meta:name="Info 3"/>
    <meta:user-defined meta:name="Info 4"/>
  </office:meta>
</office:document-meta>
</file>